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Calibri" officeooo:rsid="000bcdf0" officeooo:paragraph-rsid="000bcdf0"/>
    </style:style>
    <style:style style:name="P2" style:family="paragraph" style:parent-style-name="Standard">
      <style:paragraph-properties fo:line-height="150%" fo:text-align="end" style:justify-single-word="false"/>
      <style:text-properties style:font-name="Calibri" officeooo:rsid="000bcdf0" officeooo:paragraph-rsid="000db375"/>
    </style:style>
    <style:style style:name="P3" style:family="paragraph" style:parent-style-name="Standard">
      <style:paragraph-properties fo:line-height="150%"/>
      <style:text-properties style:font-name="Calibri" officeooo:rsid="000bcdf0" officeooo:paragraph-rsid="000bcdf0"/>
    </style:style>
    <style:style style:name="P4" style:family="paragraph" style:parent-style-name="Standard">
      <style:paragraph-properties fo:line-height="150%" fo:text-align="end" style:justify-single-word="false"/>
      <style:text-properties style:font-name="Calibri" officeooo:rsid="001256fb" officeooo:paragraph-rsid="001256fb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officeooo:rsid="000bcdf0" officeooo:paragraph-rsid="000bcdf0"/>
    </style:style>
    <style:style style:name="T1" style:family="text">
      <style:text-properties officeooo:rsid="000db3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375" style:font-weight-asian="bold" style:font-weight-complex="bold"/>
    </style:style>
    <style:style style:name="T4" style:family="text">
      <style:text-properties officeooo:rsid="0010e062"/>
    </style:style>
    <style:style style:name="T5" style:family="text">
      <style:text-properties officeooo:rsid="001256fb"/>
    </style:style>
    <style:style style:name="T6" style:family="text">
      <style:text-properties officeooo:rsid="0012ca77"/>
    </style:style>
    <style:style style:name="T7" style:family="text">
      <style:text-properties officeooo:rsid="00140bf9"/>
    </style:style>
    <style:style style:name="T8" style:family="text">
      <style:text-properties officeooo:rsid="00142f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À Aulnay</text:p>
      <text:p text:style-name="P1">le <text:s/><text:span text:style-name="T5">7 janvier 2022</text:span></text:p>
      <text:p text:style-name="P1"/>
      <text:p text:style-name="P1"/>
      <text:p text:style-name="P1"/>
      <text:p text:style-name="P1">À M./<text:span text:style-name="T1">Mme</text:span> <text:span text:style-name="T1">le/la</text:span> recteur/<text:span text:style-name="T1">trice</text:span> de l’Académie de Créteil</text:p>
      <text:p text:style-name="P1">s<text:span text:style-name="T1">ous couvert </text:span>du/<text:span text:style-name="T1">de la</text:span> chef/<text:span text:style-name="T1">fe</text:span> d’établissement</text:p>
      <text:p text:style-name="P1"/>
      <text:p text:style-name="P1"/>
      <text:p text:style-name="P1"><text:span text:style-name="T2">O</text:span><text:span text:style-name="T3">U</text:span> M./<text:span text:style-name="T1">Mme le/la</text:span> DASEN de ……… <text:span text:style-name="T4">(département)</text:span></text:p>
      <text:p text:style-name="P1">s<text:span text:style-name="T1">ous couvert de</text:span> l’IEN <text:span text:style-name="T4">de la circonscription de ……………...</text:span></text:p>
      <text:p text:style-name="P1"/>
      <text:p text:style-name="P1"><text:span text:style-name="T3">OU</text:span> M/<text:span text:style-name="T1">M</text:span>me <text:span text:style-name="T1">le/la</text:span> président/<text:span text:style-name="T1">e</text:span> du conseil régional d’Ile-de-France</text:p>
      <text:p text:style-name="P2">s<text:span text:style-name="T1">ous couvert</text:span> du/<text:span text:style-name="T1">de la</text:span> chef/<text:span text:style-name="T1">fe</text:span> d’établissement</text:p>
      <text:p text:style-name="P1"/>
      <text:p text:style-name="P1"><text:span text:style-name="T3">OU</text:span> M./<text:span text:style-name="T1">Mm e le/la</text:span> président/<text:span text:style-name="T1">e</text:span> du conseil départemental de ……………….</text:p>
      <text:p text:style-name="P2">s<text:span text:style-name="T1">ous couvert du/de la</text:span> du chef/<text:span text:style-name="T1">fe</text:span> d’établissement</text:p>
      <text:p text:style-name="P1"/>
      <text:p text:style-name="P1"/>
      <text:p text:style-name="P3"/>
      <text:p text:style-name="P5">Mme/M <text:span text:style-name="T6">JULES CERCY ENSEIGNANT CERTIFIÉ PHYSIQUE CHIMIE </text:span>demande à bénéficier d’un congé pour formation syndicale de <text:span text:style-name="T7">1</text:span> jour, en application de la loi n° 82-997 du 23 novembre 1982 et du décret n° 84-474 du 15 juin 1984, en vue de participer à la session de formation qui se déroulera le <text:s/><text:span text:style-name="T8">Mardi 29 mars de 9h à 17h</text:span> à A la bourse du travail de Saint-Denis, 9/11 rue Génin, métro porte de Paris, à Saint-Denis., stage déclaré sous l’égide du CEFI Solidaires (31 rue de la Grange aux Belles 75010 PARIS).</text:p>
      <text:p text:style-name="P1"/>
      <text:p text:style-name="P1"/>
      <text:p text:style-name="P1">(Signatur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4T12:42:37.526000000</meta:creation-date>
    <dc:date>2022-02-06T16:00:44.270979019</dc:date>
    <meta:editing-duration>PT16M42S</meta:editing-duration>
    <meta:editing-cycles>7</meta:editing-cycles>
    <meta:generator>LibreOffice/7.2.4.1$Linux_X86_64 LibreOffice_project/20$Build-1</meta:generator>
    <meta:document-statistic meta:table-count="0" meta:image-count="0" meta:object-count="0" meta:page-count="1" meta:paragraph-count="12" meta:word-count="159" meta:character-count="948" meta:non-whitespace-character-count="799"/>
  </office:meta>
</office:document-meta>
</file>